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/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3" table:default-cell-style-name="Default"/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2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4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60Days</text:p>
          </table:table-cell>
          <table:covered-table-cell table:number-columns-repeated="3" table:style-name="ce5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>
            <text:p>Best</text:p>
          </table:table-cell>
          <table:table-cell table:style-name="ce5" office:value-type="string" calcext:value-type="string">
            <text:p>Worst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Best</text:p>
          </table:table-cell>
          <table:table-cell table:style-name="ce5" office:value-type="string" calcext:value-type="string">
            <text:p>Worst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Best</text:p>
          </table:table-cell>
          <table:table-cell table:style-name="ce5" office:value-type="string" calcext:value-type="string">
            <text:p>Worst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05942" calcext:value-type="float">
            <text:p>40.059</text:p>
          </table:table-cell>
          <table:table-cell office:value-type="float" office:value="0.0127358391949665" calcext:value-type="float">
            <text:p>0.013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7876" calcext:value-type="float">
            <text:p>59.788</text:p>
          </table:table-cell>
          <table:table-cell table:style-name="ce6" office:value-type="float" office:value="59.7329533333333" calcext:value-type="float">
            <text:p>59.733</text:p>
          </table:table-cell>
          <table:table-cell office:value-type="float" office:value="0.0247149985950931" calcext:value-type="float">
            <text:p>0.025</text:p>
          </table:table-cell>
          <table:table-cell/>
          <table:table-cell table:style-name="ce5" office:value-type="string" calcext:value-type="string">
            <text:p>Alg1</text:p>
          </table:table-cell>
          <table:table-cell table:style-name="ce1" office:value-type="string" calcext:value-type="string">
            <text:p>BNP_PairBasedCrossover_0.5</text:p>
          </table:table-cell>
          <table:table-cell table:number-columns-repeated="12"/>
          <table:table-cell table:style-name="ce4"/>
          <table:table-cell table:number-columns-repeated="3"/>
          <table:table-cell table:style-name="ce4"/>
          <table:table-cell table:number-columns-repeated="11"/>
          <table:table-cell table:style-name="ce4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Alg2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2816" calcext:value-type="float">
            <text:p>40.282</text:p>
          </table:table-cell>
          <table:table-cell table:style-name="ce6" office:value-type="float" office:value="40.07233" calcext:value-type="float">
            <text:p>40.072</text:p>
          </table:table-cell>
          <table:table-cell office:value-type="float" office:value="0.039517313926935" calcext:value-type="float">
            <text:p>0.040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1892" calcext:value-type="float">
            <text:p>60.189</text:p>
          </table:table-cell>
          <table:table-cell table:style-name="ce6" office:value-type="float" office:value="59.83153" calcext:value-type="float">
            <text:p>59.832</text:p>
          </table:table-cell>
          <table:table-cell office:value-type="float" office:value="0.13630805099724" calcext:value-type="float">
            <text:p>0.136</text:p>
          </table:table-cell>
          <table:table-cell/>
          <table:table-cell table:style-name="ce5" office:value-type="string" calcext:value-type="string">
            <text:p>Alg2</text:p>
          </table:table-cell>
          <table:table-cell table:style-name="ce1" office:value-type="string" calcext:value-type="string">
            <text:p>BNP_Uniform_0.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3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596" calcext:value-type="float">
            <text:p>20.460</text:p>
          </table:table-cell>
          <table:table-cell table:style-name="ce6" office:value-type="float" office:value="20.2968333333333" calcext:value-type="float">
            <text:p>20.297</text:p>
          </table:table-cell>
          <table:table-cell office:value-type="float" office:value="0.0720877628696812" calcext:value-type="float">
            <text:p>0.072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341" calcext:value-type="float">
            <text:p>40.434</text:p>
          </table:table-cell>
          <table:table-cell table:style-name="ce6" office:value-type="float" office:value="40.2600133333333" calcext:value-type="float">
            <text:p>40.260</text:p>
          </table:table-cell>
          <table:table-cell office:value-type="float" office:value="0.134584550211216" calcext:value-type="float">
            <text:p>0.135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5433" calcext:value-type="float">
            <text:p>60.543</text:p>
          </table:table-cell>
          <table:table-cell table:style-name="ce6" office:value-type="float" office:value="59.8134333333333" calcext:value-type="float">
            <text:p>59.813</text:p>
          </table:table-cell>
          <table:table-cell office:value-type="float" office:value="0.182004330229317" calcext:value-type="float">
            <text:p>0.182</text:p>
          </table:table-cell>
          <table:table-cell/>
          <table:table-cell table:style-name="ce5" office:value-type="string" calcext:value-type="string">
            <text:p>Alg3</text:p>
          </table:table-cell>
          <table:table-cell table:style-name="ce1" office:value-type="string" calcext:value-type="string">
            <text:p>CDRW_PairBasedCrossov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4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596" calcext:value-type="float">
            <text:p>20.460</text:p>
          </table:table-cell>
          <table:table-cell table:style-name="ce6" office:value-type="float" office:value="20.2711" calcext:value-type="float">
            <text:p>20.271</text:p>
          </table:table-cell>
          <table:table-cell office:value-type="float" office:value="0.0350035712463737" calcext:value-type="float">
            <text:p>0.035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092" calcext:value-type="float">
            <text:p>40.409</text:p>
          </table:table-cell>
          <table:table-cell table:style-name="ce6" office:value-type="float" office:value="40.1833366666667" calcext:value-type="float">
            <text:p>40.183</text:p>
          </table:table-cell>
          <table:table-cell office:value-type="float" office:value="0.134336595866088" calcext:value-type="float">
            <text:p>0.134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1892" calcext:value-type="float">
            <text:p>60.189</text:p>
          </table:table-cell>
          <table:table-cell table:style-name="ce6" office:value-type="float" office:value="59.8518333333333" calcext:value-type="float">
            <text:p>59.852</text:p>
          </table:table-cell>
          <table:table-cell office:value-type="float" office:value="0.137738884205666" calcext:value-type="float">
            <text:p>0.138</text:p>
          </table:table-cell>
          <table:table-cell/>
          <table:table-cell table:style-name="ce5" office:value-type="string" calcext:value-type="string">
            <text:p>Alg4</text:p>
          </table:table-cell>
          <table:table-cell table:style-name="ce1" office:value-type="string" calcext:value-type="string">
            <text:p>CDRW_Uniform_0.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5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3387" calcext:value-type="float">
            <text:p>40.339</text:p>
          </table:table-cell>
          <table:table-cell table:style-name="ce6" office:value-type="float" office:value="40.0875733333333" calcext:value-type="float">
            <text:p>40.088</text:p>
          </table:table-cell>
          <table:table-cell office:value-type="float" office:value="0.0720418069981273" calcext:value-type="float">
            <text:p>0.072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419" calcext:value-type="float">
            <text:p>59.942</text:p>
          </table:table-cell>
          <table:table-cell table:style-name="ce6" office:value-type="float" office:value="59.7396233333333" calcext:value-type="float">
            <text:p>59.740</text:p>
          </table:table-cell>
          <table:table-cell office:value-type="float" office:value="0.0449335485899869" calcext:value-type="float">
            <text:p>0.045</text:p>
          </table:table-cell>
          <table:table-cell/>
          <table:table-cell table:style-name="ce5" office:value-type="string" calcext:value-type="string">
            <text:p>Alg5</text:p>
          </table:table-cell>
          <table:table-cell table:style-name="ce1" office:value-type="string" calcext:value-type="string">
            <text:p>COMB_3_3_PairBasedCrossov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6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2816" calcext:value-type="float">
            <text:p>40.282</text:p>
          </table:table-cell>
          <table:table-cell table:style-name="ce6" office:value-type="float" office:value="40.08044" calcext:value-type="float">
            <text:p>40.080</text:p>
          </table:table-cell>
          <table:table-cell office:value-type="float" office:value="0.0540096509894283" calcext:value-type="float">
            <text:p>0.054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3695" calcext:value-type="float">
            <text:p>60.370</text:p>
          </table:table-cell>
          <table:table-cell table:style-name="ce6" office:value-type="float" office:value="59.8459133333333" calcext:value-type="float">
            <text:p>59.846</text:p>
          </table:table-cell>
          <table:table-cell office:value-type="float" office:value="0.142792324101199" calcext:value-type="float">
            <text:p>0.143</text:p>
          </table:table-cell>
          <table:table-cell/>
          <table:table-cell table:style-name="ce5" office:value-type="string" calcext:value-type="string">
            <text:p>Alg6</text:p>
          </table:table-cell>
          <table:table-cell table:style-name="ce1" office:value-type="string" calcext:value-type="string">
            <text:p>COMB_3_3_Uniform_0.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7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3387" calcext:value-type="float">
            <text:p>40.339</text:p>
          </table:table-cell>
          <table:table-cell table:style-name="ce6" office:value-type="float" office:value="40.1514266666667" calcext:value-type="float">
            <text:p>40.151</text:p>
          </table:table-cell>
          <table:table-cell office:value-type="float" office:value="0.120399675894727" calcext:value-type="float">
            <text:p>0.120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601" calcext:value-type="float">
            <text:p>59.960</text:p>
          </table:table-cell>
          <table:table-cell table:style-name="ce6" office:value-type="float" office:value="59.78359" calcext:value-type="float">
            <text:p>59.784</text:p>
          </table:table-cell>
          <table:table-cell office:value-type="float" office:value="0.0788706550837064" calcext:value-type="float">
            <text:p>0.079</text:p>
          </table:table-cell>
          <table:table-cell/>
          <table:table-cell table:style-name="ce5" office:value-type="string" calcext:value-type="string">
            <text:p>Alg7</text:p>
          </table:table-cell>
          <table:table-cell table:style-name="ce1" office:value-type="string" calcext:value-type="string">
            <text:p>Crowding_5_PairBasedCrossov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8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265" calcext:value-type="float">
            <text:p>40.427</text:p>
          </table:table-cell>
          <table:table-cell table:style-name="ce6" office:value-type="float" office:value="40.1543033333333" calcext:value-type="float">
            <text:p>40.154</text:p>
          </table:table-cell>
          <table:table-cell office:value-type="float" office:value="0.135393696267177" calcext:value-type="float">
            <text:p>0.135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3695" calcext:value-type="float">
            <text:p>60.370</text:p>
          </table:table-cell>
          <table:table-cell table:style-name="ce6" office:value-type="float" office:value="59.8734" calcext:value-type="float">
            <text:p>59.873</text:p>
          </table:table-cell>
          <table:table-cell office:value-type="float" office:value="0.165108529963374" calcext:value-type="float">
            <text:p>0.165</text:p>
          </table:table-cell>
          <table:table-cell/>
          <table:table-cell table:style-name="ce5" office:value-type="string" calcext:value-type="string">
            <text:p>Alg8</text:p>
          </table:table-cell>
          <table:table-cell table:style-name="ce1" office:value-type="string" calcext:value-type="string">
            <text:p>Crowding_5_Uniform_0.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9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687" calcext:value-type="float">
            <text:p>20.469</text:p>
          </table:table-cell>
          <table:table-cell table:style-name="ce6" office:value-type="float" office:value="20.2974033333333" calcext:value-type="float">
            <text:p>20.297</text:p>
          </table:table-cell>
          <table:table-cell office:value-type="float" office:value="0.0733655345210227" calcext:value-type="float">
            <text:p>0.073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341" calcext:value-type="float">
            <text:p>40.434</text:p>
          </table:table-cell>
          <table:table-cell table:style-name="ce6" office:value-type="float" office:value="40.24897" calcext:value-type="float">
            <text:p>40.249</text:p>
          </table:table-cell>
          <table:table-cell office:value-type="float" office:value="0.124764137876233" calcext:value-type="float">
            <text:p>0.125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419" calcext:value-type="float">
            <text:p>59.942</text:p>
          </table:table-cell>
          <table:table-cell table:style-name="ce6" office:value-type="float" office:value="59.7794" calcext:value-type="float">
            <text:p>59.779</text:p>
          </table:table-cell>
          <table:table-cell office:value-type="float" office:value="0.0823490052560826" calcext:value-type="float">
            <text:p>0.082</text:p>
          </table:table-cell>
          <table:table-cell/>
          <table:table-cell table:style-name="ce5" office:value-type="string" calcext:value-type="string">
            <text:p>Alg9</text:p>
          </table:table-cell>
          <table:table-cell table:style-name="ce1" office:value-type="string" calcext:value-type="string">
            <text:p>Generational_PairBasedCrossov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0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596" calcext:value-type="float">
            <text:p>20.460</text:p>
          </table:table-cell>
          <table:table-cell table:style-name="ce6" office:value-type="float" office:value="20.2898" calcext:value-type="float">
            <text:p>20.290</text:p>
          </table:table-cell>
          <table:table-cell office:value-type="float" office:value="0.0642600964829643" calcext:value-type="float">
            <text:p>0.064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4341" calcext:value-type="float">
            <text:p>40.434</text:p>
          </table:table-cell>
          <table:table-cell table:style-name="ce6" office:value-type="float" office:value="40.2327666666667" calcext:value-type="float">
            <text:p>40.233</text:p>
          </table:table-cell>
          <table:table-cell office:value-type="float" office:value="0.15002081929593" calcext:value-type="float">
            <text:p>0.150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105" calcext:value-type="float">
            <text:p>60.105</text:p>
          </table:table-cell>
          <table:table-cell table:style-name="ce6" office:value-type="float" office:value="59.84309" calcext:value-type="float">
            <text:p>59.843</text:p>
          </table:table-cell>
          <table:table-cell office:value-type="float" office:value="0.127376508430713" calcext:value-type="float">
            <text:p>0.127</text:p>
          </table:table-cell>
          <table:table-cell/>
          <table:table-cell table:style-name="ce5" office:value-type="string" calcext:value-type="string">
            <text:p>Alg10</text:p>
          </table:table-cell>
          <table:table-cell table:style-name="ce1" office:value-type="string" calcext:value-type="string">
            <text:p>Generational_Uniform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1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2816" calcext:value-type="float">
            <text:p>40.282</text:p>
          </table:table-cell>
          <table:table-cell table:style-name="ce6" office:value-type="float" office:value="40.06753" calcext:value-type="float">
            <text:p>40.068</text:p>
          </table:table-cell>
          <table:table-cell office:value-type="float" office:value="0.0415575035342592" calcext:value-type="float">
            <text:p>0.042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409" calcext:value-type="float">
            <text:p>59.941</text:p>
          </table:table-cell>
          <table:table-cell table:style-name="ce6" office:value-type="float" office:value="59.73803" calcext:value-type="float">
            <text:p>59.738</text:p>
          </table:table-cell>
          <table:table-cell office:value-type="float" office:value="0.0448677697982255" calcext:value-type="float">
            <text:p>0.045</text:p>
          </table:table-cell>
          <table:table-cell/>
          <table:table-cell table:style-name="ce5" office:value-type="string" calcext:value-type="string">
            <text:p>Alg11</text:p>
          </table:table-cell>
          <table:table-cell table:style-name="ce1" office:value-type="string" calcext:value-type="string">
            <text:p>RMDDC_PairBasedCrossover_0.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2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4265" calcext:value-type="float">
            <text:p>40.427</text:p>
          </table:table-cell>
          <table:table-cell table:style-name="ce6" office:value-type="float" office:value="40.0981166666667" calcext:value-type="float">
            <text:p>40.098</text:p>
          </table:table-cell>
          <table:table-cell office:value-type="float" office:value="0.0905968251221973" calcext:value-type="float">
            <text:p>0.091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5119" calcext:value-type="float">
            <text:p>60.512</text:p>
          </table:table-cell>
          <table:table-cell table:style-name="ce6" office:value-type="float" office:value="60.1176466666667" calcext:value-type="float">
            <text:p>60.118</text:p>
          </table:table-cell>
          <table:table-cell office:value-type="float" office:value="0.214916336796956" calcext:value-type="float">
            <text:p>0.215</text:p>
          </table:table-cell>
          <table:table-cell/>
          <table:table-cell table:style-name="ce5" office:value-type="string" calcext:value-type="string">
            <text:p>Alg12</text:p>
          </table:table-cell>
          <table:table-cell table:style-name="ce1" office:value-type="string" calcext:value-type="string">
            <text:p>RMDDC_Uniform_0.5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2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4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60Days</text:p>
          </table:table-cell>
          <table:covered-table-cell table:number-columns-repeated="3" table:style-name="ce5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>
            <text:p>$\uparrow$</text:p>
          </table:table-cell>
          <table:table-cell table:style-name="ce5" office:value-type="string" calcext:value-type="string">
            <text:p>$\downarrow$</text:p>
          </table:table-cell>
          <table:table-cell table:style-name="ce5" office:value-type="string" calcext:value-type="string">
            <text:p>$\leftarrow$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string" calcext:value-type="string">
            <text:p>$\uparrow$</text:p>
          </table:table-cell>
          <table:table-cell table:style-name="ce5" office:value-type="string" calcext:value-type="string">
            <text:p>$\downarrow$</text:p>
          </table:table-cell>
          <table:table-cell table:style-name="ce5" office:value-type="string" calcext:value-type="string">
            <text:p>$\leftarrow$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string" calcext:value-type="string">
            <text:p>$\uparrow$</text:p>
          </table:table-cell>
          <table:table-cell table:style-name="ce5" office:value-type="string" calcext:value-type="string">
            <text:p>$\downarrow$</text:p>
          </table:table-cell>
          <table:table-cell table:style-name="ce5" office:value-type="string" calcext:value-type="string">
            <text:p>$\leftarrow$</text:p>
          </table:table-cell>
          <table:table-cell table:style-name="ce5" office:value-type="string" calcext:value-type="string">
            <text:p>Scor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1]-[.C21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F21]-[.G21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table:formula="of:=[.J21]-[.K21]"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2]-[.C22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[.F22]-[.G2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22]-[.K22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B23]-[.C23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F23]-[.G23]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23]-[.K23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table:formula="of:=[.B24]-[.C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formula="of:=[.F24]-[.G24]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24]-[.K24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5]-[.C2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table:formula="of:=[.F25]-[.G25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table:formula="of:=[.J25]-[.K25]"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6]-[.C26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table:formula="of:=[.F26]-[.G2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26]-[.K26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7]-[.C27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formula="of:=[.F27]-[.G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27]-[.K27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8]-[.C2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formula="of:=[.F28]-[.G28]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formula="of:=[.J28]-[.K28]" office:value-type="float" office:value="-3" calcext:value-type="float">
            <text:p>-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B29]-[.C29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F29]-[.G29]"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formula="of:=[.J29]-[.K29]" office:value-type="float" office:value="-1" calcext:value-type="float">
            <text:p>-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B30]-[.C30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formula="of:=[.F30]-[.G30]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30]-[.K30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31]-[.C31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table:formula="of:=[.F31]-[.G31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table:formula="of:=[.J31]-[.K31]"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32]-[.C3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table:formula="of:=[.F32]-[.G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table:formula="of:=[.J32]-[.K32]" office:value-type="float" office:value="-11" calcext:value-type="float">
            <text:p>-11</text:p>
          </table:table-cell>
          <table:table-cell table:number-columns-repeated="36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20Days_0.5_a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Days</text:p>
          </table:table-cell>
          <table:table-cell/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40Days_0.5_a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Days</text:p>
          </table:table-cell>
          <table:table-cell/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60Days_0.5_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7:49:57.832927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4:00:22.005380487</meta:creation-date>
    <dc:date>2019-01-18T18:10:27.208225662</dc:date>
    <meta:editing-duration>PT37M57S</meta:editing-duration>
    <meta:editing-cycles>15</meta:editing-cycles>
    <meta:generator>LibreOffice/6.0.4.2$Linux_X86_64 LibreOffice_project/00m0$Build-2</meta:generator>
    <meta:document-statistic meta:table-count="2" meta:cell-count="440" meta:object-count="0"/>
  </office:meta>
</office:document-meta>
</file>